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118in"/>
    </style:style>
    <style:style style:name="co2" style:family="table-column">
      <style:table-column-properties fo:break-before="auto" style:column-width="1.407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optimal (32)" table:style-name="ta1"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Pose_Body_Landmark</text:p>
          </table:table-cell>
          <table:table-cell table:style-name="Default" office:value-type="string" calcext:value-type="string">
            <text:p>Optimal</text:p>
          </table:table-cell>
        </table:table-row>
        <table:table-row table:style-name="ro1">
          <table:table-cell office:value-type="string" calcext:value-type="string">
            <text:p>optimal_club_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timal_name_Ti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timal_RIGHT_SHOULDER_Y</text:p>
          </table:table-cell>
          <table:table-cell office:value-type="float" office:value="0.997269079982503" calcext:value-type="float">
            <text:p>0.997269079982503</text:p>
          </table:table-cell>
        </table:table-row>
        <table:table-row table:style-name="ro1">
          <table:table-cell office:value-type="string" calcext:value-type="string">
            <text:p>optimal_LEFT_KNEE_Y</text:p>
          </table:table-cell>
          <table:table-cell office:value-type="float" office:value="0.835261612019279" calcext:value-type="float">
            <text:p>0.835261612019279</text:p>
          </table:table-cell>
        </table:table-row>
        <table:table-row table:style-name="ro1">
          <table:table-cell office:value-type="string" calcext:value-type="string">
            <text:p>optimal_RIGHT_HIP_Z</text:p>
          </table:table-cell>
          <table:table-cell office:value-type="float" office:value="-0.770775191875144" calcext:value-type="float">
            <text:p>-0.770775191875144</text:p>
          </table:table-cell>
        </table:table-row>
        <table:table-row table:style-name="ro1">
          <table:table-cell office:value-type="string" calcext:value-type="string">
            <text:p>optimal_RIGHT_FOOT_INDEX_Y</text:p>
          </table:table-cell>
          <table:table-cell office:value-type="float" office:value="0.687250982863307" calcext:value-type="float">
            <text:p>0.687250982863307</text:p>
          </table:table-cell>
        </table:table-row>
        <table:table-row table:style-name="ro1">
          <table:table-cell office:value-type="string" calcext:value-type="string">
            <text:p>optimal_LEFT_WRIST_Z</text:p>
          </table:table-cell>
          <table:table-cell office:value-type="float" office:value="0.672082096648819" calcext:value-type="float">
            <text:p>0.672082096648819</text:p>
          </table:table-cell>
        </table:table-row>
        <table:table-row table:style-name="ro1">
          <table:table-cell office:value-type="string" calcext:value-type="string">
            <text:p>optimal_LEFT_HIP_Y</text:p>
          </table:table-cell>
          <table:table-cell office:value-type="float" office:value="0.653098656500723" calcext:value-type="float">
            <text:p>0.653098656500723</text:p>
          </table:table-cell>
        </table:table-row>
        <table:table-row table:style-name="ro1">
          <table:table-cell office:value-type="string" calcext:value-type="string">
            <text:p>optimal_LEFT_FOOT_INDEX_Z</text:p>
          </table:table-cell>
          <table:table-cell office:value-type="float" office:value="0.642028698128762" calcext:value-type="float">
            <text:p>0.642028698128762</text:p>
          </table:table-cell>
        </table:table-row>
        <table:table-row table:style-name="ro1">
          <table:table-cell office:value-type="string" calcext:value-type="string">
            <text:p>optimal_RIGHT_EYE_OUTER_Z</text:p>
          </table:table-cell>
          <table:table-cell office:value-type="float" office:value="-0.606337690568587" calcext:value-type="float">
            <text:p>-0.606337690568587</text:p>
          </table:table-cell>
        </table:table-row>
        <table:table-row table:style-name="ro1">
          <table:table-cell office:value-type="string" calcext:value-type="string">
            <text:p>optimal_LEFT_HEEL_Y</text:p>
          </table:table-cell>
          <table:table-cell office:value-type="float" office:value="0.59200492681831" calcext:value-type="float">
            <text:p>0.59200492681831</text:p>
          </table:table-cell>
        </table:table-row>
        <table:table-row table:style-name="ro1">
          <table:table-cell office:value-type="string" calcext:value-type="string">
            <text:p>optimal_RIGHT_EAR_Z</text:p>
          </table:table-cell>
          <table:table-cell office:value-type="float" office:value="0.411444514675354" calcext:value-type="float">
            <text:p>0.411444514675354</text:p>
          </table:table-cell>
        </table:table-row>
        <table:table-row table:style-name="ro1">
          <table:table-cell office:value-type="string" calcext:value-type="string">
            <text:p>optimal_RIGHT_HEEL_X</text:p>
          </table:table-cell>
          <table:table-cell office:value-type="float" office:value="0.396616360896093" calcext:value-type="float">
            <text:p>0.396616360896093</text:p>
          </table:table-cell>
        </table:table-row>
        <table:table-row table:style-name="ro1">
          <table:table-cell office:value-type="string" calcext:value-type="string">
            <text:p>optimal_RIGHT_ELBOW_X</text:p>
          </table:table-cell>
          <table:table-cell office:value-type="float" office:value="0.347155869226501" calcext:value-type="float">
            <text:p>0.347155869226501</text:p>
          </table:table-cell>
        </table:table-row>
        <table:table-row table:style-name="ro1">
          <table:table-cell office:value-type="string" calcext:value-type="string">
            <text:p>optimal_RIGHT_KNEE_Z</text:p>
          </table:table-cell>
          <table:table-cell office:value-type="float" office:value="-0.33422809778981" calcext:value-type="float">
            <text:p>-0.33422809778981</text:p>
          </table:table-cell>
        </table:table-row>
        <table:table-row table:style-name="ro1">
          <table:table-cell office:value-type="string" calcext:value-type="string">
            <text:p>optimal_RIGHT_HEEL_Z</text:p>
          </table:table-cell>
          <table:table-cell office:value-type="float" office:value="0.258503905240533" calcext:value-type="float">
            <text:p>0.258503905240533</text:p>
          </table:table-cell>
        </table:table-row>
        <table:table-row table:style-name="ro1">
          <table:table-cell office:value-type="string" calcext:value-type="string">
            <text:p>optimal_LEFT_ELBOW_Z</text:p>
          </table:table-cell>
          <table:table-cell office:value-type="float" office:value="-0.129153920750839" calcext:value-type="float">
            <text:p>-0.129153920750839</text:p>
          </table:table-cell>
        </table:table-row>
        <table:table-row table:style-name="ro1">
          <table:table-cell office:value-type="string" calcext:value-type="string">
            <text:p>optimal_LEFT_EAR_Z</text:p>
          </table:table-cell>
          <table:table-cell office:value-type="float" office:value="-0.123934360056068" calcext:value-type="float">
            <text:p>-0.123934360056068</text:p>
          </table:table-cell>
        </table:table-row>
        <table:table-row table:style-name="ro1">
          <table:table-cell office:value-type="string" calcext:value-type="string">
            <text:p>optimal_RIGHT_ELBOW_Z</text:p>
          </table:table-cell>
          <table:table-cell office:value-type="float" office:value="0.103669995524842" calcext:value-type="float">
            <text:p>0.103669995524842</text:p>
          </table:table-cell>
        </table:table-row>
        <table:table-row table:style-name="ro1">
          <table:table-cell office:value-type="string" calcext:value-type="string">
            <text:p>optimal_RIGHT_SHOULDER_Z</text:p>
          </table:table-cell>
          <table:table-cell office:value-type="float" office:value="0.0946109302982352" calcext:value-type="float">
            <text:p>0.094610930298235</text:p>
          </table:table-cell>
        </table:table-row>
        <table:table-row table:style-name="ro1">
          <table:table-cell office:value-type="string" calcext:value-type="string">
            <text:p>optimal_LEFT_KNEE_Z_Z</text:p>
          </table:table-cell>
          <table:table-cell office:value-type="float" office:value="0.0586375161176975" calcext:value-type="float">
            <text:p>0.058637516117698</text:p>
          </table:table-cell>
        </table:table-row>
        <table:table-row table:style-name="ro1">
          <table:table-cell office:value-type="string" calcext:value-type="string">
            <text:p>optimal_LEFT_SHOULDER_Z</text:p>
          </table:table-cell>
          <table:table-cell office:value-type="float" office:value="0.0197528759716459" calcext:value-type="float">
            <text:p>0.019752875971646</text:p>
          </table:table-cell>
        </table:table-row>
        <table:table-row table:style-name="ro1">
          <table:table-cell office:value-type="string" calcext:value-type="string">
            <text:p>optimal_row_number</text:p>
          </table:table-cell>
          <table:table-cell office:value-type="float" office:value="0" calcext:value-type="float">
            <text:p>0</text:p>
          </table:table-cell>
        </table:table-row>
        <calcext:conditional-formats>
          <calcext:conditional-format calcext:target-range-address="'optimal (32)'.B2:'optimal (32)'.B2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2-12T12:01:32.956764931</dc:date>
    <meta:editing-duration>PT11M9S</meta:editing-duration>
    <meta:editing-cycles>1</meta:editing-cycles>
    <meta:document-statistic meta:table-count="1" meta:cell-count="48" meta:object-count="0"/>
    <meta:generator>LibreOffice/6.4.7.2$Linux_X86_64 LibreOffice_project/40$Build-2</meta:generator>
  </office:meta>
</office:document-meta>
</file>